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ccba"/>
    </style:style>
    <style:style style:name="P2" style:family="paragraph" style:parent-style-name="Standard">
      <style:paragraph-properties fo:text-align="center" style:justify-single-word="false"/>
      <style:text-properties officeooo:paragraph-rsid="000eccba"/>
    </style:style>
    <style:style style:name="T1" style:family="text">
      <style:text-properties officeooo:rsid="000eccba"/>
    </style:style>
    <style:style style:name="T2" style:family="text">
      <style:text-properties fo:font-weight="bold" officeooo:rsid="000eccba" style:font-weight-asian="bold" style:font-weight-complex="bold"/>
    </style:style>
    <style:style style:name="T3" style:family="text">
      <style:text-properties fo:font-size="18pt" fo:font-weight="bold" officeooo:rsid="000eccba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han MEDDACI </text:span></text:p>
      <text:p text:style-name="P1"><text:span text:style-name="T1">Florian AUBERVAL</text:span></text:p>
      <text:p text:style-name="P1"/>
      <text:p text:style-name="P2"><text:span text:style-name="T3">Compte rendu </text:span><text:tab/></text:p>
      <text:p text:style-name="P2"/>
      <text:p text:style-name="P1">- Votre rendu consistera en votre code source et un rapport décrivant ou vous en êtes </text:p>
      <text:p text:style-name="Standard">rendu, les améliorations que vous avez apporté, les ports choisis, etc ..</text:p>
      <text:p text:style-name="Standard"/>
      <text:p text:style-name="Standard">Les ip est port du serveur sont à mettre dans le fichier config.conf <text:s/></text:p>
      <text:p text:style-name="Standard"/>
      <text:p text:style-name="Standard">Dans multicast:</text:p>
      <text:p text:style-name="Standard">Un mot de passe dans le fichier config génère la clé AES chez le client et le serveur</text:p>
      <text:p text:style-name="Standard"/>
      <text:p text:style-name="Standard">Dans client to serveur:</text:p>
      <text:p text:style-name="Standard"/>
      <text:p text:style-name="Standard"/>
      <text:p text:style-name="Standard">Rapport :</text:p>
      <text:p text:style-name="Standard">1) ✓</text:p>
      <text:p text:style-name="Standard">2) ✓</text:p>
      <text:p text:style-name="Standard">3) ✓</text:p>
      <text:p text:style-name="Standard">4) ✓</text:p>
      <text:p text:style-name="Standard">5) ✓</text:p>
      <text:p text:style-name="Standard">6) Implementation d'un systeme de mot de passe</text:p>
      <text:p text:style-name="Standard"><text:s text:c="4"/>L'utilisateur entre dans son fichier de configuration un mot de passe </text:p>
      <text:p text:style-name="Standard"><text:s text:c="4"/>et celui-ci se fait transformer en une clé AES généré pseudo-aléatoirement. </text:p>
      <text:p text:style-name="Standard">7) ✓</text:p>
      <text:p text:style-name="Standard">8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1:55:08.764075651</meta:creation-date>
    <dc:date>2021-12-09T11:58:20.014060447</dc:date>
    <meta:editing-duration>PT2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16" meta:character-count="632" meta:non-whitespace-character-count="519"/>
  </office:meta>
</office:document-meta>
</file>